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1043in"/>
    </style:style>
    <style:style style:name="co35" style:family="table-column">
      <style:table-column-properties fo:break-before="auto" style:column-width="0.211in"/>
    </style:style>
    <style:style style:name="co36" style:family="table-column">
      <style:table-column-properties fo:break-before="auto" style:column-width="0.2016in"/>
    </style:style>
    <style:style style:name="co37" style:family="table-column">
      <style:table-column-properties fo:break-before="auto" style:column-width="0.4583in"/>
    </style:style>
    <style:style style:name="co38" style:family="table-column">
      <style:table-column-properties fo:break-before="auto" style:column-width="0.4728in"/>
    </style:style>
    <style:style style:name="co39" style:family="table-column">
      <style:table-column-properties fo:break-before="auto" style:column-width="0.561in"/>
    </style:style>
    <style:style style:name="co40" style:family="table-column">
      <style:table-column-properties fo:break-before="auto" style:column-width="0.2126in"/>
    </style:style>
    <style:style style:name="co41" style:family="table-column">
      <style:table-column-properties fo:break-before="auto" style:column-width="0.3409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2591in"/>
    </style:style>
    <style:style style:name="co44" style:family="table-column">
      <style:table-column-properties fo:break-before="auto" style:column-width="0.328in"/>
    </style:style>
    <style:style style:name="co45" style:family="table-column">
      <style:table-column-properties fo:break-before="auto" style:column-width="0.0957in"/>
    </style:style>
    <style:style style:name="co46" style:family="table-column">
      <style:table-column-properties fo:break-before="auto" style:column-width="2.0665in"/>
    </style:style>
    <style:style style:name="co47" style:family="table-column">
      <style:table-column-properties fo:break-before="auto" style:column-width="0.8693in"/>
    </style:style>
    <style:style style:name="co48" style:family="table-column">
      <style:table-column-properties fo:break-before="auto" style:column-width="0.1154in"/>
    </style:style>
    <style:style style:name="co49" style:family="table-column">
      <style:table-column-properties fo:break-before="auto" style:column-width="0.8339in"/>
    </style:style>
    <style:style style:name="co50" style:family="table-column">
      <style:table-column-properties fo:break-before="auto" style:column-width="0.3516in"/>
    </style:style>
    <style:style style:name="co51" style:family="table-column">
      <style:table-column-properties fo:break-before="auto" style:column-width="0.9791in"/>
    </style:style>
    <style:style style:name="co52" style:family="table-column">
      <style:table-column-properties fo:break-before="auto" style:column-width="0.3846in"/>
    </style:style>
    <style:style style:name="co53" style:family="table-column">
      <style:table-column-properties fo:break-before="auto" style:column-width="0.4283in"/>
    </style:style>
    <style:style style:name="co54" style:family="table-column">
      <style:table-column-properties fo:break-before="auto" style:column-width="0.8945in"/>
    </style:style>
    <style:style style:name="co55" style:family="table-column">
      <style:table-column-properties fo:break-before="auto" style:column-width="0.7189in"/>
    </style:style>
    <style:style style:name="co56" style:family="table-column">
      <style:table-column-properties fo:break-before="auto" style:column-width="0.7854in"/>
    </style:style>
    <style:style style:name="co57" style:family="table-column">
      <style:table-column-properties fo:break-before="auto" style:column-width="1.1654in"/>
    </style:style>
    <style:style style:name="co58" style:family="table-column">
      <style:table-column-properties fo:break-before="auto" style:column-width="1.052in"/>
    </style:style>
    <style:style style:name="co59" style:family="table-column">
      <style:table-column-properties fo:break-before="auto" style:column-width="0.7602in"/>
    </style:style>
    <style:style style:name="co60" style:family="table-column">
      <style:table-column-properties fo:break-before="auto" style:column-width="0.7492in"/>
    </style:style>
    <style:style style:name="co61" style:family="table-column">
      <style:table-column-properties fo:break-before="auto" style:column-width="0.9547in"/>
    </style:style>
    <style:style style:name="co62" style:family="table-column">
      <style:table-column-properties fo:break-before="auto" style:column-width="0.7736in"/>
    </style:style>
    <style:style style:name="co63" style:family="table-column">
      <style:table-column-properties fo:break-before="auto" style:column-width="0.1055in"/>
    </style:style>
    <style:style style:name="co64" style:family="table-column">
      <style:table-column-properties fo:break-before="page" style:column-width="0.8882in"/>
    </style:style>
    <style:style style:name="co65" style:family="table-column">
      <style:table-column-properties fo:break-before="auto" style:column-width="0.8953in"/>
    </style:style>
    <style:style style:name="co66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46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47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8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9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50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52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2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2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0138in" fo:border-right="0.26pt solid #ffffff" fo:border-top="0.26pt solid #ffffff" style:vertical-align="bottom"/>
      <style:paragraph-properties fo:text-align="start" fo:margin-left="0in"/>
      <style:text-properties style:font-name="Times New Roman2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8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OR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12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15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AND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0.0193in" fo:padding-left="0.0138in" fo:padding-right="0.0138in" fo:padding-top="0.0193in"/>
    </style:style>
    <style:style style:name="ce892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AND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in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in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2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style:font-size-asian="18pt" style:font-size-complex="18pt"/>
      <style:map style:condition="is-true-formula(([.BK6]&gt;0)                              AND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fo:font-weight="normal" style:font-size-asian="18pt" style:font-weight-asian="normal" style:font-size-complex="18pt" style:font-weight-complex="normal"/>
      <style:map style:condition="is-true-formula(([.BO6]&gt;0)                              AND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2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998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2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2" fo:font-size="10pt" style:font-size-asian="10pt" style:font-size-complex="10pt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2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2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/>
    </style:style>
    <style:style style:name="ce32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36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90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in" fo:padding-left="0.0555in" fo:padding-right="0in" fo:padding-top="0in"/>
    </style:style>
    <style:style style:name="ce394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395" style:family="table-cell" style:parent-style-name="Default">
      <style:table-cell-properties fo:padding-bottom="0in" fo:padding-left="0.0555in" fo:padding-right="0in" fo:padding-top="0in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2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3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24" style:family="table-cell" style:parent-style-name="Default">
      <style:table-cell-properties fo:padding-bottom="0.0189in" fo:padding-left="0.0138in" fo:padding-right="0.0555in" fo:padding-top="0.0189in"/>
    </style:style>
    <style:style style:name="ce425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2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2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161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17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in"/>
      <style:text-properties style:font-name="Times New Roman2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19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2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2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2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134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5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Bloomington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IL</text:p>
            </table:table-cell>
            <table:covered-table-cell table:style-name="ce25"/>
            <table:table-cell table:style-name="ce25"/>
            <table:table-cell table:style-name="ce812" office:value-type="string" calcext:value-type="string" table:number-columns-spanned="2" table:number-rows-spanned="1">
              <text:p>VOL:</text:p>
            </table:table-cell>
            <table:covered-table-cell table:style-name="ce815"/>
            <table:table-cell table:style-name="ce123" table:formula="of:=[Summary.AD38]" office:value-type="float" office:value="2811" calcext:value-type="float" table:number-columns-spanned="3" table:number-rows-spanned="1">
              <text:p>2,811.00</text:p>
            </table:table-cell>
            <table:covered-table-cell table:style-name="ce125"/>
            <table:covered-table-cell table:style-name="ce815"/>
            <table:table-cell table:style-name="ce815"/>
            <table:table-cell table:style-name="ce812" office:value-type="string" calcext:value-type="string" table:number-columns-spanned="2" table:number-rows-spanned="1">
              <text:p>PAY:</text:p>
            </table:table-cell>
            <table:covered-table-cell table:style-name="ce815"/>
            <table:table-cell table:style-name="ce123" table:formula="of:=[Summary.X38]" office:value-type="float" office:value="843" calcext:value-type="float" table:number-columns-spanned="3" table:number-rows-spanned="1">
              <text:p>843.00</text:p>
            </table:table-cell>
            <table:covered-table-cell table:number-columns-repeated="2" table:style-name="ce125"/>
            <table:table-cell table:style-name="ce81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99893276414087" calcext:value-type="percentage" table:number-columns-spanned="3" table:number-rows-spanned="1">
              <text:p>29.99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31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718"/>
            <table:table-cell table:style-name="ce837" table:content-validation-name="val5" office:value-type="float" office:value="18" calcext:value-type="float" table:number-columns-spanned="2" table:number-rows-spanned="1">
              <text:p>18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Rhett Winford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718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5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5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892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892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Snyder,Blake</text:p>
          </table:table-cell>
          <table:covered-table-cell table:style-name="ce346"/>
          <table:table-cell table:style-name="ce346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9" calcext:value-type="float">
            <text:p>9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.5" calcext:value-type="float">
            <text:p>10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 office:value-type="float" office:value="2.5" calcext:value-type="float">
            <text:p>2.5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760.742857142857" calcext:value-type="float" table:number-columns-spanned="3" table:number-rows-spanned="2">
            <text:p>760.74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72.2571428571429" calcext:value-type="float" table:number-columns-spanned="2" table:number-rows-spanned="2">
            <text:p>72.26</text:p>
          </table:table-cell>
          <table:covered-table-cell table:style-name="ce206"/>
          <table:table-cell table:style-name="ce224" table:content-validation-name="val12" table:formula="of:=[.BS6]" office:value-type="float" office:value="843" calcext:value-type="float" table:number-columns-spanned="3" table:number-rows-spanned="3">
            <text:p>843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Snyder,Blake" calcext:value-type="string">
            <text:p>Snyder,Blake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760.742857142857" calcext:value-type="float">
            <text:p>760.74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2.5" calcext:value-type="float">
            <text:p>2.5</text:p>
          </table:table-cell>
          <table:table-cell table:style-name="ce306"/>
          <table:table-cell table:style-name="ce306" table:formula="of:=IF([.$BA6]&gt;0;[.$BG6]*[.$CA6]/([.$BA6]+([.$BG6]*1.5))*1.5;0)" office:value-type="float" office:value="72.2571428571429" calcext:value-type="float">
            <text:p>72.26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843" calcext:value-type="float">
            <text:p>843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2811" calcext:value-type="float">
            <text:p>2,811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843" calcext:value-type="float">
            <text:p>843.00</text:p>
          </table:table-cell>
          <table:table-cell table:style-name="ce344"/>
          <table:table-cell table:style-name="ce25" table:formula="of:=[.BC6]+[.BE6]" office:value-type="float" office:value="770.742857142857" calcext:value-type="float">
            <text:p>770.743</text:p>
          </table:table-cell>
        </table:table-row>
        <table:table-row table:style-name="ro7">
          <table:table-cell table:style-name="ce6"/>
          <table:covered-table-cell table:style-name="ce15"/>
          <table:covered-table-cell table:style-name="ce347"/>
          <table:table-cell table:style-name="ce347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16"/>
          <table:covered-table-cell table:style-name="ce347"/>
          <table:table-cell table:style-name="ce347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esidential and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esidential and R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ate Farm Headqu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esidential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esidential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770.74-Expense" calcext:value-type="string" table:number-columns-spanned="3" table:number-rows-spanned="1">
            <text:p>770.74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17"/>
          <table:covered-table-cell table:style-name="ce347"/>
          <table:table-cell table:style-name="ce347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17"/>
          <table:covered-table-cell table:style-name="ce347"/>
          <table:table-cell table:style-name="ce347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17"/>
          <table:covered-table-cell table:style-name="ce347"/>
          <table:table-cell table:style-name="ce347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17"/>
          <table:covered-table-cell table:style-name="ce347"/>
          <table:table-cell table:style-name="ce347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453" calcext:value-type="float" table:number-columns-spanned="4" table:number-rows-spanned="1">
            <text:p>453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250" calcext:value-type="float" table:number-columns-spanned="4" table:number-rows-spanned="1">
            <text:p>2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568" calcext:value-type="float" table:number-columns-spanned="4" table:number-rows-spanned="1">
            <text:p>56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90" calcext:value-type="float" table:number-columns-spanned="4" table:number-rows-spanned="1">
            <text:p>79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2811" calcext:value-type="float" table:number-columns-spanned="3" table:number-rows-spanned="1">
            <text:p>2811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2.5" calcext:value-type="string">
            <text:p>OT = 2.5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299893276414087" calcext:value-type="percentage" table:number-columns-spanned="2" table:number-rows-spanned="2">
            <text:p>29.99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18"/>
          <table:covered-table-cell table:style-name="ce348"/>
          <table:table-cell table:style-name="ce348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83" calcext:value-type="float" table:number-columns-spanned="4" table:number-rows-spanned="1">
            <text:p>183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13:.AD13])" office:value-type="float" office:value="843" calcext:value-type="float" table:number-columns-spanned="3" table:number-rows-spanned="1">
            <text:p>843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float" office:value="0" calcext:value-type="float">
            <text:p>0</text:p>
          </table:table-cell>
          <table:table-cell table:style-name="ce296"/>
          <table:table-cell table:style-name="ce301" table:formula="of:=[.$F14]+[.$J14]+[.$N14]+[.$R14]+[.$V14]+[.$Z14]+[.$AD14]" office:value-type="float" office:value="0" calcext:value-type="float">
            <text:p>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0" calcext:value-type="float">
            <text:p>0.00</text:p>
          </table:table-cell>
          <table:table-cell table:style-name="ce304"/>
          <table:table-cell table:style-name="ce307" table:formula="of:=[.BU14]" office:value-type="float" office:value="0" calcext:value-type="float">
            <text:p>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0" calcext:value-type="float">
            <text:p>0.00</text:p>
          </table:table-cell>
          <table:table-cell table:style-name="ce329"/>
          <table:table-cell table:style-name="ce307" table:formula="of:=[.$AM18]" office:value-type="float" office:value="0" calcext:value-type="float">
            <text:p>0.00</text:p>
          </table:table-cell>
          <table:table-cell table:style-name="ce307"/>
          <table:table-cell table:style-name="ce307" table:formula="of:=IF([.$BU14] &lt;= [.$CA14]* 0.2; [.$BU14]; [.$CA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0" calcext:value-type="float">
            <text:p>0.00</text:p>
          </table:table-cell>
          <table:table-cell table:style-name="ce344"/>
          <table:table-cell table:style-name="ce25" table:formula="of:=[.BC14]+[.BE1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0" calcext:value-type="string">
            <text:p>REG = 0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0];[.Z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0];[.AD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1:.AD2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float" office:value="0" calcext:value-type="float">
            <text:p>0</text:p>
          </table:table-cell>
          <table:table-cell table:style-name="ce296"/>
          <table:table-cell table:style-name="ce303" table:formula="of:=[.$F22]+[.$J22]+[.$N22]+[.$R22]+[.$V22]+[.$Z22]+[.$AD22]" office:value-type="float" office:value="0" calcext:value-type="float">
            <text:p>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0" calcext:value-type="float">
            <text:p>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0" calcext:value-type="float">
            <text:p>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0" calcext:value-type="float">
            <text:p>0.00</text:p>
          </table:table-cell>
          <table:table-cell table:style-name="ce344"/>
          <table:table-cell table:style-name="ce345" table:formula="of:=[.BC22]+[.BE22]" office:value-type="float" office:value="0" calcext:value-type="float">
            <text:p>0.00</text:p>
          </table:table-cell>
        </table:table-row>
        <table:table-row table:style-name="ro10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10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0" calcext:value-type="string">
            <text:p>REG = 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8];[.N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8];[.R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8];[.Z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349"/>
          <table:table-cell table:style-name="ce349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</table:table-row>
        <table:table-row table:style-name="ro7">
          <table:table-cell table:style-name="ce6"/>
          <table:covered-table-cell table:style-name="ce19"/>
          <table:covered-table-cell table:style-name="ce350"/>
          <table:table-cell table:style-name="ce350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8">
          <table:table-cell table:style-name="ce6"/>
          <table:covered-table-cell table:style-name="ce20"/>
          <table:covered-table-cell table:style-name="ce350"/>
          <table:table-cell table:style-name="ce350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7"/>
          <table:covered-table-cell table:style-name="ce21"/>
          <table:covered-table-cell table:style-name="ce350"/>
          <table:table-cell table:style-name="ce350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998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7">
          <table:table-cell table:style-name="ce7"/>
          <table:covered-table-cell table:style-name="ce21"/>
          <table:covered-table-cell table:style-name="ce350"/>
          <table:table-cell table:style-name="ce350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6">
          <table:table-cell table:style-name="ce7"/>
          <table:covered-table-cell table:style-name="ce22"/>
          <table:covered-table-cell table:style-name="ce352"/>
          <table:table-cell table:style-name="ce352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5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31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31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31"/>
        </table:table-row>
        <table:table-row table:style-name="ro9" table:number-rows-repeated="1047843">
          <table:table-cell table:number-columns-repeated="81"/>
        </table:table-row>
        <table:table-row table:style-name="ro9">
          <table:table-cell table:number-columns-repeated="81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AND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AND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AND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AND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AND                                 ([.F6]+[.G6]&gt;0))                                    OR                                    (([.H6]+[.I6]&gt;0)                                 AND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OR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9" table:default-cell-style-name="ce424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ce39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0" table:default-cell-style-name="ce2"/>
        <table:table-column table:style-name="co41" table:number-columns-repeated="2" table:default-cell-style-name="ce222"/>
        <table:table-column table:style-name="co42" table:number-columns-repeated="29" table:default-cell-style-name="ce222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18" calcext:value-type="float" table:number-columns-spanned="2" table:number-rows-spanned="1">
              <text:p>18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Rhett Winford" calcext:value-type="string" table:number-columns-spanned="3" table:number-rows-spanned="1">
              <text:p>Rhett Winford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31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31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32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32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Snyder,Blake" calcext:value-type="string" table:number-columns-spanned="3" table:number-rows-spanned="8">
            <text:p>Snyder,Blake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61"/>
          <table:table-cell table:style-name="ce1161" table:number-columns-repeated="27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31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table:number-columns-spanned="3" table:number-rows-spanned="8">
            <text:p/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31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table:number-columns-spanned="3" table:number-rows-spanned="8">
            <text:p/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31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31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8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8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8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6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6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090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61" table:number-columns-repeated="29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090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61" table:number-columns-repeated="31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9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6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31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31"/>
        </table:table-row>
        <table:table-row table:style-name="ro9" table:number-rows-repeated="1047603">
          <table:table-cell table:number-columns-repeated="64"/>
        </table:table-row>
        <table:table-row table:style-name="ro9" table:number-rows-repeated="302">
          <table:table-cell table:style-name="ce368"/>
          <table:table-cell table:number-columns-repeated="63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8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31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31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43" table:default-cell-style-name="ce474"/>
        <table:table-column table:style-name="co44" table:default-cell-style-name="ce492"/>
        <table:table-column table:style-name="co45" table:default-cell-style-name="ce492"/>
        <table:table-column table:style-name="co46" table:default-cell-style-name="ce492"/>
        <table:table-column table:style-name="co45" table:default-cell-style-name="ce492"/>
        <table:table-column table:style-name="co47" table:default-cell-style-name="ce492"/>
        <table:table-column table:style-name="co48" table:default-cell-style-name="ce492"/>
        <table:table-column table:style-name="co49" table:default-cell-style-name="ce569"/>
        <table:table-column table:style-name="co50" table:default-cell-style-name="ce492"/>
        <table:table-column table:style-name="co51" table:default-cell-style-name="ce492"/>
        <table:table-column table:style-name="co52" table:default-cell-style-name="ce492"/>
        <table:table-column table:style-name="co49" table:default-cell-style-name="ce569"/>
        <table:table-column table:style-name="co45" table:default-cell-style-name="ce492"/>
        <table:table-column table:style-name="co49" table:default-cell-style-name="ce492"/>
        <table:table-column table:style-name="co53" table:default-cell-style-name="ce492"/>
        <table:table-column table:style-name="co54" table:default-cell-style-name="ce492"/>
        <table:table-column table:style-name="co48" table:default-cell-style-name="ce492"/>
        <table:table-column table:style-name="co55" table:default-cell-style-name="ce569"/>
        <table:table-column table:style-name="co53" table:default-cell-style-name="ce492"/>
        <table:table-column table:style-name="co56" table:default-cell-style-name="ce654"/>
        <table:table-column table:style-name="co45" table:default-cell-style-name="ce492"/>
        <table:table-column table:style-name="co57" table:default-cell-style-name="ce492"/>
        <table:table-column table:style-name="co45" table:default-cell-style-name="ce492"/>
        <table:table-column table:style-name="co58" table:default-cell-style-name="ce492"/>
        <table:table-column table:style-name="co45" table:default-cell-style-name="ce492"/>
        <table:table-column table:style-name="co59" table:default-cell-style-name="ce654"/>
        <table:table-column table:style-name="co45" table:default-cell-style-name="ce492"/>
        <table:table-column table:style-name="co60" table:default-cell-style-name="ce654"/>
        <table:table-column table:style-name="co45" table:default-cell-style-name="ce492"/>
        <table:table-column table:style-name="co61" table:default-cell-style-name="ce654"/>
        <table:table-column table:style-name="co48" table:default-cell-style-name="ce492"/>
        <table:table-column table:style-name="co62" table:default-cell-style-name="ce654"/>
        <table:table-column table:style-name="co63" table:default-cell-style-name="ce492"/>
        <table:table-column table:style-name="co64" table:default-cell-style-name="ce748"/>
        <table:table-column table:style-name="co63" table:default-cell-style-name="ce492"/>
        <table:table-column table:style-name="co65" table:default-cell-style-name="ce748"/>
        <table:table-column table:style-name="co63" table:default-cell-style-name="ce474"/>
        <table:table-column table:style-name="co66" table:default-cell-style-name="ce767"/>
        <table:table-column table:style-name="co42" table:number-columns-repeated="2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26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192"/>
          <table:table-cell table:style-name="Default"/>
          <table:table-cell table:style-name="ce1192"/>
          <table:table-cell table:style-name="ce1306" office:value-type="string" calcext:value-type="string">
            <text:p>STATE :</text:p>
          </table:table-cell>
          <table:table-cell table:style-name="ce1192"/>
          <table:table-cell table:style-name="Default"/>
          <table:table-cell table:style-name="ce1192"/>
          <table:table-cell table:style-name="ce1360" office:value-type="string" calcext:value-type="string">
            <text:p>Division :</text:p>
          </table:table-cell>
          <table:table-cell table:style-name="ce1192"/>
          <table:table-cell table:style-name="ce599" table:content-validation-name="val5" table:formula="of:=[$'Weekly Payroll Report'.$I$3]" office:value-type="float" office:value="18" calcext:value-type="float">
            <text:p>18</text:p>
          </table:table-cell>
          <table:table-cell table:style-name="ce1192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Rhett Winford" calcext:value-type="string" table:number-columns-spanned="5" table:number-rows-spanned="1">
            <text:p>Rhett Winford</text:p>
          </table:table-cell>
          <table:covered-table-cell table:number-columns-repeated="2" table:style-name="ce1322"/>
          <table:covered-table-cell table:number-columns-repeated="2" table:style-name="ce1192"/>
          <table:table-cell table:style-name="ce134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2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15">
          <table:table-cell table:style-name="ce468"/>
          <table:table-cell table:style-name="ce1175" table:formula="of:=IF([$'Weekly Payroll Report'.$F$2]=&quot;&quot;;&quot;&quot;; [$'Weekly Payroll Report'.$F$2])" office:value-type="string" office:string-value="Bloomington" calcext:value-type="string" table:number-columns-spanned="3" table:number-rows-spanned="1">
            <text:p>Bloomington</text:p>
          </table:table-cell>
          <table:covered-table-cell table:number-columns-repeated="2" table:style-name="ce1262"/>
          <table:table-cell table:style-name="ce770"/>
          <table:table-cell table:style-name="ce1175" table:formula="of:=IF([$'Weekly Payroll Report'.$P$2]=&quot;&quot;; &quot;&quot;; [$'Weekly Payroll Report'.$P$2])" office:value-type="string" office:string-value="IL" calcext:value-type="string">
            <text:p>IL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34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26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Snyder,Blake" calcext:value-type="string">
            <text:p>Snyder,Blake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760.742857142857" calcext:value-type="float">
            <text:p>760.74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2.5" calcext:value-type="float">
            <text:p>2.5</text:p>
          </table:table-cell>
          <table:table-cell table:style-name="ce556"/>
          <table:table-cell table:style-name="ce556" table:formula="of:=[$'Weekly Payroll Report'.$BI$6]" office:value-type="float" office:value="72.2571428571429" calcext:value-type="float">
            <text:p>72.26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843" calcext:value-type="float">
            <text:p>843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2811" calcext:value-type="float">
            <text:p>2,811.00</text:p>
          </table:table-cell>
          <table:table-cell table:style-name="ce553"/>
          <table:table-cell table:style-name="ce725" table:formula="of:=[$'Weekly Payroll Report'.$CA$6]" office:value-type="float" office:value="843" calcext:value-type="float">
            <text:p>843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299893276414087" calcext:value-type="percentage">
            <text:p>29.99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0" calcext:value-type="float">
            <text:p>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0" calcext:value-type="float">
            <text:p>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6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2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40" calcext:value-type="float">
            <text:p>40</text:p>
          </table:table-cell>
          <table:table-cell table:style-name="ce553"/>
          <table:table-cell table:style-name="ce565" table:formula="of:=SUM([.H6:.H37])" office:value-type="float" office:value="760.742857142857" calcext:value-type="float">
            <text:p>760.743</text:p>
          </table:table-cell>
          <table:table-cell table:style-name="ce580"/>
          <table:table-cell table:style-name="ce584" table:formula="of:=SUM([.J6:.J37])" office:value-type="float" office:value="10" calcext:value-type="float">
            <text:p>10.00</text:p>
          </table:table-cell>
          <table:table-cell table:style-name="ce598"/>
          <table:table-cell table:style-name="ce610" table:formula="of:=SUM([.L6:.L37])" office:value-type="float" office:value="2.5" calcext:value-type="float">
            <text:p>2.5</text:p>
          </table:table-cell>
          <table:table-cell table:style-name="ce553"/>
          <table:table-cell table:style-name="ce518" table:formula="of:=SUM([.N6:.N37])" office:value-type="float" office:value="72.2571428571429" calcext:value-type="float">
            <text:p>72.26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843" calcext:value-type="float">
            <text:p>843.00</text:p>
          </table:table-cell>
          <table:table-cell table:style-name="ce630"/>
          <table:table-cell table:style-name="ce518" table:formula="of:=SUM([.Z6:.Z37])" office:value-type="float" office:value="10" calcext:value-type="float">
            <text:p>10.00</text:p>
          </table:table-cell>
          <table:table-cell table:style-name="ce630"/>
          <table:table-cell table:style-name="ce518" table:formula="of:=SUM([.AB6:.AB37])" office:value-type="float" office:value="10" calcext:value-type="float">
            <text:p>10.00</text:p>
          </table:table-cell>
          <table:table-cell table:style-name="ce630"/>
          <table:table-cell table:style-name="ce518" table:formula="of:=SUM([.AD6:.AD37])" office:value-type="float" office:value="2811" calcext:value-type="float">
            <text:p>2,811.00</text:p>
          </table:table-cell>
          <table:table-cell table:style-name="ce630"/>
          <table:table-cell table:style-name="ce518" table:formula="of:=SUM([.AF6:.AF37])" office:value-type="float" office:value="843" calcext:value-type="float">
            <text:p>843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299893276414087" calcext:value-type="percentage">
            <text:p>29.99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25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26"/>
        </table:table-row>
        <table:table-row table:style-name="ro17" table:number-rows-repeated="1048405">
          <table:table-cell table:number-columns-repeated="64"/>
        </table:table-row>
        <table:table-row table:style-name="ro17">
          <table:table-cell table:number-columns-repeated="6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loext:scale-to-X="1" loext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loext:scale-to-X="1" loext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loext:scale-to-X="1" loext:scale-to-Y="10"/>
      <style:header-style/>
      <style:footer-style/>
    </style:page-layout>
    <style:page-layout style:name="Mpm7">
      <style:page-layout-properties fo:margin-top="0.25in" fo:margin-bottom="0.25in" fo:margin-left="0.25in" fo:margin-right="0.25in" loext:scale-to-X="1" loext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loext:scale-to-X="1" loext:scale-to-Y="15"/>
      <style:header-style/>
      <style:footer-style/>
    </style:page-layout>
    <style:style style:name="MT1" style:family="text">
      <style:text-properties style:font-name="Times New Roman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7:47:21.716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7:47:21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7:47:21.721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editing-duration>PT3M54S</meta:editing-duration>
    <meta:editing-cycles>3</meta:editing-cycles>
    <meta:creation-date>2022-04-22T07:47:22.618000000</meta:creation-date>
    <meta:initial-creator>Rhett Winford</meta:initial-creator>
    <dc:date>2022-04-22T07:51:16.641000000</dc:date>
    <dc:creator>Rhett Winford</dc:creator>
    <meta:document-statistic meta:table-count="3" meta:cell-count="3815" meta:object-count="0"/>
  </office:meta>
</office:document-meta>
</file>